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4.55pt"/>
    </style:style>
    <style:style style:name="co2" style:family="table-column">
      <style:table-column-properties fo:break-before="auto" style:column-width="160.7pt"/>
    </style:style>
    <style:style style:name="co3" style:family="table-column">
      <style:table-column-properties fo:break-before="auto" style:column-width="331.94pt"/>
    </style:style>
    <style:style style:name="co4" style:family="table-column">
      <style:table-column-properties fo:break-before="auto" style:column-width="264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2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8aa97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8aa9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cc79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dd58a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Eng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>
            <text:p>Privacy/Seclusion/Solitude/Isolation</text:p>
          </table:table-cell>
          <table:table-cell table:style-name="ce2" office:value-type="string" calcext:value-type="string">
            <text:p>pi^v</text:p>
          </table:table-cell>
          <table:table-cell table:style-name="ce14" office:value-type="string" calcext:value-type="string">
            <text:p>Openly Accessible vs Secluded/Isolated/Solitude</text:p>
          </table:table-cell>
          <table:table-cell office:value-type="string" calcext:value-type="string">
            <text:p>emotion,number(?),social-relationship</text:p>
          </table:table-cell>
          <table:table-cell office:value-type="string" calcext:value-type="string">
            <text:p>tool,tech,machine,room,architech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olation</text:p>
          </table:table-cell>
          <table:table-cell table:style-name="ce2"/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>
            <text:p>Seclusion</text:p>
          </table:table-cell>
          <table:table-cell table:style-name="ce2"/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>
            <text:p>Solitude</text:p>
          </table:table-cell>
          <table:table-cell table:style-name="ce2"/>
          <table:table-cell table:style-name="ce14"/>
          <table:table-cell office:value-type="string" calcext:value-type="string">
            <text:p>emotion/emotive,social-relationship,technology</text:p>
          </table:table-cell>
          <table:table-cell office:value-type="string" calcext:value-type="string">
            <text:p>tool,tech,machine,room,architechtu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gree of Publicity/Privacy/Secrecy/Concealment/Availability</text:p>
          </table:table-cell>
          <table:table-cell table:style-name="ce3" office:value-type="string" calcext:value-type="string">
            <text:p>si\l</text:p>
          </table:table-cell>
          <table:table-cell table:style-name="ce14" office:value-type="string" calcext:value-type="string">
            <text:p>Confidentiality vs Public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ublicity</text:p>
          </table:table-cell>
          <table:table-cell table:style-name="ce3" office:value-type="string" calcext:value-type="string">
            <text:p>INV+sil</text:p>
          </table:table-cell>
          <table:table-cell table:style-name="ce14" office:value-type="string" calcext:value-type="string">
            <text:p>Classified vs Openly Known/Common Knowledg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oriety</text:p>
          </table:table-cell>
          <table:table-cell table:style-name="ce3"/>
          <table:table-cell table:style-name="ce14"/>
          <table:table-cell table:number-columns-repeated="1021"/>
        </table:table-row>
        <table:table-row table:style-name="ro1">
          <table:table-cell table:style-name="ce3" office:value-type="string" calcext:value-type="string">
            <text:p>Secrecy</text:p>
          </table:table-cell>
          <table:table-cell table:style-name="ce3"/>
          <table:table-cell table:style-name="ce14"/>
          <table:table-cell table:number-columns-repeated="1021"/>
        </table:table-row>
        <table:table-row table:style-name="ro1">
          <table:table-cell table:style-name="ce3" office:value-type="string" calcext:value-type="string">
            <text:p>Confidentiality</text:p>
          </table:table-cell>
          <table:table-cell table:style-name="ce3"/>
          <table:table-cell table:style-name="ce14"/>
          <table:table-cell table:number-columns-repeated="1021"/>
        </table:table-row>
        <table:table-row table:style-name="ro1">
          <table:table-cell table:style-name="ce3" office:value-type="string" calcext:value-type="string">
            <text:p>Concealment</text:p>
          </table:table-cell>
          <table:table-cell table:style-name="ce3"/>
          <table:table-cell table:style-name="ce14"/>
          <table:table-cell table:number-columns-repeated="1021"/>
        </table:table-row>
        <table:table-row table:style-name="ro1">
          <table:table-cell table:style-name="ce3" office:value-type="string" calcext:value-type="string">
            <text:p>Degree of Diffusion/Availability/Access</text:p>
          </table:table-cell>
          <table:table-cell table:style-name="ce13"/>
          <table:table-cell table:style-name="ce15"/>
          <table:table-cell table:number-columns-repeated="1021"/>
        </table:table-row>
        <table:table-row table:style-name="ro1">
          <table:table-cell table:style-name="ce4" office:value-type="string" calcext:value-type="string">
            <text:p>Concealment/Secrecy</text:p>
          </table:table-cell>
          <table:table-cell table:style-name="ce4" office:value-type="string" calcext:value-type="string">
            <text:p>le\n</text:p>
          </table:table-cell>
          <table:table-cell table:style-name="ce14" office:value-type="string" calcext:value-type="string">
            <text:p>Concealed vs Conspicu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cealment /Hiding /Masking / Covering up / DISGUSIING</text:p>
          </table:table-cell>
          <table:table-cell table:style-name="ce4"/>
          <table:table-cell table:style-name="ce14" office:value-type="string" calcext:value-type="string">
            <text:p>Hidden/Masked/Covered Up vs Plainly Obvious/Painstakingly Obvi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crecy</text:p>
          </table:table-cell>
          <table:table-cell table:style-name="ce4"/>
          <table:table-cell table:style-name="ce14"/>
          <table:table-cell table:number-columns-repeated="1021"/>
        </table:table-row>
        <table:table-row table:style-name="ro1">
          <table:table-cell table:style-name="ce4" office:value-type="string" calcext:value-type="string">
            <text:p>Hidden/ <text:s/>enclosing so as to not be directly observed</text:p>
          </table:table-cell>
          <table:table-cell table:style-name="ce4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Subtlety/Nuance/Cunning/Guile/Stealth/Insidiousness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Cunning/Guile/Subtlety/Nuance in Wordplay/Behavior/Actions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Stealth/Insidiousness/Discreetness/(quasi-)nefarious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>
            <text:p>Lonesome, wanting company, wanting companionship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>
            <text:p>loneliness, fell a lack of love/friendship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>
            <text:p>feeling of invisibility - “as if no one ever even notices you”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>
            <text:p>Covering / Superimposition / Encasement / Sheath 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>
            <text:p>Cover for purpose of <text:span text:style-name="T1">protection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asement, Wrapp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ssociated/Customized encasing, cover, holder, chamb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of, t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neer, facing, coating, crust, protective lay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sking, mask, false fase, false exterior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urface/Application/Overlay/Pai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-ḐM- ‘BLUFF / TRICK / DELUDE / DISGUISE / DECEIVE / CHEAT / COUNTERFEIT’</text:p>
          </table:table-cell>
          <table:table-cell office:value-type="string" calcext:value-type="string">
            <text:p>gi\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luff, mislead, feinting, bluiffing, feint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rickery, trick, delud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isguis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eception, duplicity, deciev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fraud, deceit, chicanery, cheating, swindlign, defraud, cheat, swindl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ounterfeiting, forgery, forge, counterfe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pontaneous suspicion over personal space</text:p>
          </table:table-cell>
          <table:table-cell office:value-type="string" calcext:value-type="string">
            <text:p>su\r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- feeling of being watche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- feeling that one is not alone; feeling that someone else is presen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- feeling that something ominous is about to hap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eeling of peace of mind due to achieving <text:span text:style-name="T1">solitude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eaceful euphoria of being <text:span text:style-name="T1">alone</text:span><text:span text:style-name="T2"> with nature’s beauty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renity through <text:span text:style-name="T1">solitude</text:span><text:span text:style-name="T2"> as a character trait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‘DEGREE OF CONCERN / EMPATHY / CARE / INDIFFERENCE / NEGLECT’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-stem3* degree of vigilance, watchfulness, surveilla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INSPECT / EXAMINE / OBSERVE / SCRUTINIZE / INVESTIGATE’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RS- ‘SINCERITY / HONESTY / GUILELESSNESS’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-ČL- ‘BETRAYAL / TREACHERY / PERFIDY / INFIDELITY’ </text:p>
          </table:table-cell>
          <table:table-cell office:value-type="string" calcext:value-type="string">
            <text:p>su\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FTW- ‘DECEPTION / BEGUILEMENT/ DELUSION’ </text:p>
          </table:table-cell>
          <table:table-cell office:value-type="string" calcext:value-type="string">
            <text:p>pu\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DH- ‘DEGREE OF DIRECTNESS / FRANKNESS / OBVIOUSNESS’ Affix: DRC (use SUF/EXN/EXD, etc. )</text:p>
          </table:table-cell>
          <table:table-cell office:value-type="string" calcext:value-type="string">
            <text:p>tu\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2" office:value-type="string" calcext:value-type="string">
            <text:p>-RD- ‘DEGREE OF TRUTH/GENUINENESS/VERACITY/VALIDITY/FACTUALITY’ Affix: REA (use SUF/EXN/EXD, etc. 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-VŠ- ‘SUBTLETY / SLYNESS / SHREWDNESS / GUILE / CRAFTINESS’ </text:p>
          </table:table-cell>
          <table:table-cell office:value-type="string" calcext:value-type="string">
            <text:p>sa\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-ŘZ- ‘DISINTEREST / PROBITY / HONESTY / SUBLIMITY / NOBILITY / VIRTUE’ </text:p>
          </table:table-cell>
          <table:table-cell office:value-type="string" calcext:value-type="string">
            <text:p>ka^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-ḐN- ‘LYING / DUPLICITY / DISHONESTY / PERJURY’ </text:p>
          </table:table-cell>
          <table:table-cell office:value-type="string" calcext:value-type="string">
            <text:p>pe\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-MĻ- ‘OBSCURITY / AMBIGUITY / STEALTH / SURRPETITIOUSNESS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Obscu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Obfuscation / render ambigu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stealth / surreptitio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-DM- ‘DEGREE OF FURTIVENESS / COVERTNESS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Cov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Sneaky/stealthy/surreptitui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furtive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ity, Privacy, Secrecy, Notoreity, Concealment, Availability" table:style-name="ta1">
        <table:table-column table:style-name="co6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si\l</text:p>
          </table:table-cell>
        </table:table-row>
        <table:table-row table:style-name="ro1">
          <table:table-cell office:value-type="string" calcext:value-type="string">
            <text:p>Publicity, Privacy, Secrecy, Concealment, Availability</text:p>
          </table:table-cell>
          <table:table-cell/>
        </table:table-row>
        <table:table-row table:style-name="ro1">
          <table:table-cell office:value-type="string" calcext:value-type="string">
            <text:p>Default: Private, Secret, Concealed, Unavailable</text:p>
          </table:table-cell>
          <table:table-cell/>
        </table:table-row>
        <table:table-row table:style-name="ro1">
          <table:table-cell office:value-type="string" calcext:value-type="string">
            <text:p>Dim → Not Concealed</text:p>
          </table:table-cell>
          <table:table-cell/>
        </table:table-row>
        <table:table-row table:style-name="ro1">
          <table:table-cell office:value-type="string" calcext:value-type="string">
            <text:p>Dim + Dim → Very unconcealed ( obvious? )</text:p>
          </table:table-cell>
          <table:table-cell/>
        </table:table-row>
        <table:table-row table:style-name="ro1">
          <table:table-cell office:value-type="string" calcext:value-type="string">
            <text:p>Aug → V Concealed</text:p>
          </table:table-cell>
          <table:table-cell/>
        </table:table-row>
        <table:table-row table:style-name="ro1">
          <table:table-cell office:value-type="string" calcext:value-type="string">
            <text:p>Aug + Aug → Highly concealed, totally unavailable(?)</text:p>
          </table:table-cell>
          <table:table-cell/>
        </table:table-row>
        <table:table-row table:style-name="ro1">
          <table:table-cell office:value-type="string" calcext:value-type="string">
            <text:p>Inv → Public/Not-Secret/Unconcealed/Available</text:p>
          </table:table-cell>
          <table:table-cell/>
        </table:table-row>
        <table:table-row table:style-name="ro1">
          <table:table-cell office:value-type="string" calcext:value-type="string">
            <text:p>Inv + Aug → Very obvious, apparent, conspicuous</text:p>
          </table:table-cell>
          <table:table-cell/>
        </table:table-row>
        <table:table-row table:style-name="ro1">
          <table:table-cell office:value-type="string" calcext:value-type="string">
            <text:p>Inv + Aug + Aug → VERY conspicuous, in-your-face, everyone knows</text:p>
          </table:table-cell>
          <table:table-cell/>
        </table:table-row>
      </table:table>
      <table:table table:name="Numbers 0-23,10e4,10e8,10e16" table:style-name="ta1">
        <table:table-column table:style-name="co5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OM.MICROSOFT.CONCAT([.C1:.F1])" office:value-type="string" office:string-value="ki^x" calcext:value-type="string">
            <text:p>ki^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[.C2:.F2])" office:value-type="string" office:string-value="ti^z" calcext:value-type="string">
            <text:p>ti^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[.C3:.F3])" office:value-type="string" office:string-value="ku\l" calcext:value-type="string">
            <text:p>ku\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[.C4:.F4])" office:value-type="string" office:string-value="me^n" calcext:value-type="string">
            <text:p>me^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[.C5:.F5])" office:value-type="string" office:string-value="fe^l" calcext:value-type="string">
            <text:p>fe^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[.C6:.F6])" office:value-type="string" office:string-value="bi^r" calcext:value-type="string">
            <text:p>bi^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[.C7:.F7])" office:value-type="string" office:string-value="du\x" calcext:value-type="string">
            <text:p>du\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[.C8:.F8])" office:value-type="string" office:string-value="ge^s" calcext:value-type="string">
            <text:p>ge^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[.C9:.F9])" office:value-type="string" office:string-value="fa^z" calcext:value-type="string">
            <text:p>fa^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[.C10:.F10])" office:value-type="string" office:string-value="vi^l" calcext:value-type="string">
            <text:p>vi^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[.C11:.F11])" office:value-type="string" office:string-value="su\n" calcext:value-type="string">
            <text:p>su\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[.C12:.F12])" office:value-type="string" office:string-value="na^t" calcext:value-type="string">
            <text:p>na^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[.C13:.F13])" office:value-type="string" office:string-value="ta^r" calcext:value-type="string">
            <text:p>ta^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[.C14:.F14])" office:value-type="string" office:string-value="si^t" calcext:value-type="string">
            <text:p>si^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[.C15:.F15])" office:value-type="string" office:string-value="mu\s" calcext:value-type="string">
            <text:p>mu\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[.C16:.F16])" office:value-type="string" office:string-value="ne^z" calcext:value-type="string">
            <text:p>ne^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[.C17:.F17])" office:value-type="string" office:string-value="ba^l" calcext:value-type="string">
            <text:p>ba^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[.C18:.F18])" office:value-type="string" office:string-value="di^n" calcext:value-type="string">
            <text:p>di^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[.C19:.F19])" office:value-type="string" office:string-value="gu\t" calcext:value-type="string">
            <text:p>gu\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[.C20:.F20])" office:value-type="string" office:string-value="fe^r" calcext:value-type="string">
            <text:p>fe^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[.C21:.F21])" office:value-type="string" office:string-value="va^x" calcext:value-type="string">
            <text:p>va^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[.C22:.F22])" office:value-type="string" office:string-value="si^s" calcext:value-type="string">
            <text:p>si^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[.C23:.F23])" office:value-type="string" office:string-value="zu\z" calcext:value-type="string">
            <text:p>zu\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[.C24:.F24])" office:value-type="string" office:string-value="pe^t" calcext:value-type="string">
            <text:p>pe^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10^4</text:p>
          </table:table-cell>
          <table:table-cell table:formula="of:=COM.MICROSOFT.CONCAT([.C25:.F25])" office:value-type="string" office:string-value="va^n" calcext:value-type="string">
            <text:p>va^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^8</text:p>
          </table:table-cell>
          <table:table-cell table:formula="of:=COM.MICROSOFT.CONCAT([.C26:.F26])" office:value-type="string" office:string-value="pa^s" calcext:value-type="string">
            <text:p>pa^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^16</text:p>
          </table:table-cell>
          <table:table-cell table:formula="of:=COM.MICROSOFT.CONCAT([.C27:.F27])" office:value-type="string" office:string-value="zu\r" calcext:value-type="string">
            <text:p>zu\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l end 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\n</text:p>
          </table:table-cell>
          <table:table-cell office:value-type="string" calcext:value-type="string">
            <text:p>du\x</text:p>
          </table:table-cell>
          <table:table-cell office:value-type="string" calcext:value-type="string">
            <text:p>fa^z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a/su\n</text:p>
          </table:table-cell>
          <table:table-cell office:value-type="string" calcext:value-type="string">
            <text:p>uVdu\x</text:p>
          </table:table-cell>
          <table:table-cell office:value-type="string" calcext:value-type="string">
            <text:p>a^fa^z</text:p>
          </table:table-cell>
          <table:table-cell/>
          <table:table-cell office:value-type="string" calcext:value-type="string">
            <text:p>na/su\nuVdu\xa^fa^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2:21:12.949252504</meta:creation-date>
    <dc:date>2020-03-09T00:03:54.763773162</dc:date>
    <meta:editing-duration>PT6M28S</meta:editing-duration>
    <meta:editing-cycles>1</meta:editing-cycles>
    <meta:document-statistic meta:table-count="3" meta:cell-count="275" meta:object-count="0"/>
    <meta:generator>LibreOffice/6.0.7.3$Linux_X86_64 LibreOffice_project/00m0$Build-3</meta:generator>
  </office:meta>
</office:document-meta>
</file>